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3397f"/>
    </style:style>
    <style:style style:name="P2" style:family="paragraph" style:parent-style-name="Preformatted_20_Text" style:list-style-name="L1">
      <style:text-properties officeooo:paragraph-rsid="0002858b"/>
    </style:style>
    <style:style style:name="P3" style:family="paragraph" style:parent-style-name="Preformatted_20_Text" style:list-style-name="L1">
      <style:text-properties officeooo:rsid="0002858b" officeooo:paragraph-rsid="0002858b"/>
    </style:style>
    <style:style style:name="P4" style:family="paragraph" style:parent-style-name="Preformatted_20_Text" style:list-style-name="L1">
      <style:text-properties officeooo:rsid="0002858b" officeooo:paragraph-rsid="0003397f"/>
    </style:style>
    <style:style style:name="P5" style:family="paragraph" style:parent-style-name="Preformatted_20_Text" style:list-style-name="L2">
      <style:text-properties officeooo:rsid="0002858b" officeooo:paragraph-rsid="0002858b"/>
    </style:style>
    <style:style style:name="P6" style:family="paragraph" style:parent-style-name="Preformatted_20_Text" style:list-style-name="L2">
      <style:text-properties officeooo:rsid="0002858b" officeooo:paragraph-rsid="0003397f"/>
    </style:style>
    <style:style style:name="P7" style:family="paragraph" style:parent-style-name="Preformatted_20_Text" style:list-style-name="L2">
      <style:text-properties officeooo:paragraph-rsid="00067999"/>
    </style:style>
    <style:style style:name="P8" style:family="paragraph" style:parent-style-name="Preformatted_20_Text" style:list-style-name="L2">
      <style:text-properties officeooo:paragraph-rsid="00029542"/>
    </style:style>
    <style:style style:name="P9" style:family="paragraph" style:parent-style-name="Preformatted_20_Text" style:list-style-name="L2">
      <style:text-properties officeooo:paragraph-rsid="0003397f"/>
    </style:style>
    <style:style style:name="P10" style:family="paragraph" style:parent-style-name="Preformatted_20_Text" style:list-style-name="L2">
      <style:text-properties officeooo:paragraph-rsid="00060f34"/>
    </style:style>
    <style:style style:name="P11" style:family="paragraph" style:parent-style-name="Preformatted_20_Text" style:list-style-name="L2">
      <style:text-properties officeooo:paragraph-rsid="0004bb35"/>
    </style:style>
    <style:style style:name="P12" style:family="paragraph" style:parent-style-name="Preformatted_20_Text" style:list-style-name="L2">
      <style:text-properties officeooo:rsid="00029542" officeooo:paragraph-rsid="00029542"/>
    </style:style>
    <style:style style:name="P13" style:family="paragraph" style:parent-style-name="Preformatted_20_Text" style:list-style-name="L2">
      <style:text-properties officeooo:rsid="0003397f" officeooo:paragraph-rsid="0003397f"/>
    </style:style>
    <style:style style:name="P14" style:family="paragraph" style:parent-style-name="Preformatted_20_Text" style:list-style-name="L2">
      <style:text-properties officeooo:rsid="0003397f" officeooo:paragraph-rsid="00060f34"/>
    </style:style>
    <style:style style:name="T1" style:family="text">
      <style:text-properties officeooo:rsid="0002858b"/>
    </style:style>
    <style:style style:name="T2" style:family="text">
      <style:text-properties officeooo:rsid="00029542"/>
    </style:style>
    <style:style style:name="T3" style:family="text">
      <style:text-properties officeooo:rsid="0003397f"/>
    </style:style>
    <style:style style:name="T4" style:family="text">
      <style:text-properties officeooo:rsid="0004bb35"/>
    </style:style>
    <style:style style:name="T5" style:family="text">
      <style:text-properties officeooo:rsid="000679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49454739591788561" text:style-name="L1">
        <text:list-item>
          <text:p text:style-name="P3">Mizaru needs his vision back. Kikazaru needs his hearing back. Iwazaru needs his voice back. Until you help all of them you can't access the Castle Citron</text:p>
          <text:p text:style-name="P2"/>
        </text:list-item>
        <text:list-item>
          <text:p text:style-name="P4">The 7 towns/cities named after the seven deadly sins: wrath, greed, sloth, pride, lust, envy, gluttony <text:s text:c="11"/></text:p>
          <text:p text:style-name="P4"><text:s text:c="37"/></text:p>
        </text:list-item>
        <text:list-item>
          <text:p text:style-name="P3">Ou-Trage, <text:s/>Ava Rice, Torp'Ör, Vang-Loriè, Salä City, G.E.M., Rapâ City</text:p>
          <text:p text:style-name="P2"/>
        </text:list-item>
        <text:list-item>
          <text:p text:style-name="P3">first town: Venzor </text:p>
          <text:p text:style-name="P2"/>
        </text:list-item>
      </text:list>
      <text:list xml:id="list7117869568313373917" text:style-name="L2">
        <text:list-item>
          <text:p text:style-name="P5">Water Temple, Earth Tower, Fire Dungeon, Temple of Wind, Photon Palace </text:p>
          <text:p text:style-name="P5"/>
        </text:list-item>
        <text:list-item>
          <text:p text:style-name="P7"><text:span text:style-name="T5">Betelgeuse, Rigel, Bellatrix, Mintaka, Alnilam, Alnitak, Saiph</text:span> <text:span text:style-name="T2">are the previous names of the towns. (named after stars of orion</text:span></text:p>
          <text:p text:style-name="P8"/>
        </text:list-item>
        <text:list-item>
          <text:p text:style-name="P8">Varisvaara, <text:span text:style-name="T2">Tywardreath, </text:span>Dungannon, Berkhamsted, <text:span text:style-name="T2">and </text:span>Murtovaara <text:span text:style-name="T2">are the 5 regions of the kingdom.</text:span> <text:s/></text:p>
          <text:p text:style-name="P8"/>
        </text:list-item>
        <text:list-item>
          <text:p text:style-name="P6">Tywardreath is southern region of the kingdom, has Ou-Trage, and Fire Dungeon. Also has Mt. Phlogiston.</text:p>
          <text:p text:style-name="P9"/>
        </text:list-item>
        <text:list-item>
          <text:p text:style-name="P12">Dungannon is <text:span text:style-name="T3">the western</text:span> region of the kingdom, has <text:span text:style-name="T1">Torp'Ör, </text:span>Water Temple, and <text:span text:style-name="T3">Lake Lerwick, as well as Isolement Castle</text:span></text:p>
          <text:p text:style-name="P12"/>
        </text:list-item>
        <text:list-item>
          <text:p text:style-name="P13">Berkhamsted is the northern region of the kingdom, has G.E.M., Earth Tower, Wizard of the North, and the snowy Zalfari Mountains.</text:p>
          <text:p text:style-name="P13"/>
        </text:list-item>
        <text:list-item>
          <text:p text:style-name="P14">Varisvaara is the central region of the kingdom, has Ava Rice, and Vang-Loriè<text:span text:style-name="T1">, </text:span>as well as the Temple of Wind and Castle Citron</text:p>
          <text:p text:style-name="P13"/>
        </text:list-item>
        <text:list-item>
          <text:p text:style-name="P10"><text:span text:style-name="T3">Murtovaara is the eastern region of the kingdom, has, Rapâ City and Salä City, as well as Photon Palace, home of the </text:span>Alryne <text:span text:style-name="T3">Forest</text:span></text:p>
        </text:list-item>
      </text:list>
      <text:p text:style-name="P1"/>
      <text:list xml:id="list92951490105443" text:continue-numbering="true" text:style-name="L2">
        <text:list-item>
          <text:p text:style-name="P11"><text:span text:style-name="T4">Sorcerer’s name is A</text:span>stekha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1T09:29:49.339929214</dc:date>
    <meta:generator>LibreOffice/5.1.6.2$Linux_X86_64 LibreOffice_project/10m0$Build-2</meta:generator>
    <meta:editing-duration>PT35M34S</meta:editing-duration>
    <meta:editing-cycles>3</meta:editing-cycles>
    <meta:document-statistic meta:table-count="0" meta:image-count="0" meta:object-count="0" meta:page-count="1" meta:paragraph-count="24" meta:word-count="231" meta:character-count="1351" meta:non-whitespace-character-count="1102"/>
  </office:meta>
</office:document-meta>
</file>